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6.3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331.91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/>
      <table:table table:name="EmergencyWak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LCSC Part #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,16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9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,C7,C6,C5,C4,C2,C23,C35,C15,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C13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,25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45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6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,C12,C25,C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58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9,C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57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,C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374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158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,C31,C27,C29,C28,C32,C3,C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4,C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236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,D3,D4,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SMD:LED_0805_2012Metric_Castellated</text:p>
          </table:table-cell>
          <table:table-cell office:value-type="string" calcext:value-type="string">
            <text:p>C34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,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C224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,Q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C209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,Q4,Q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C15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,R2,R4,R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08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9,R11,R31,R32,R33,R28,R29,R34,R8,R1,R10,R12,R13,R14,R16,R40,R15,R17,R41,R42,R47,R48,R30,R49,R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,R6,R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,R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4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6,R27,R7,R44,R45,R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5,R36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9,R38,R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5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7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C6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320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7VETx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C28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4670</text:p>
          </table:table-cell>
          <table:table-cell office:value-type="string" calcext:value-type="string">
            <text:p>Package_SON:WSON-8-1EP_3x3mm_P0.5mm_EP1.6x2.0mm</text:p>
          </table:table-cell>
          <table:table-cell office:value-type="string" calcext:value-type="string">
            <text:p>C1319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6312B</text:p>
          </table:table-cell>
          <table:table-cell office:value-type="string" calcext:value-type="string">
            <text:p>Package_QFP:LQFP-44_10x10mm_P0.8mm</text:p>
          </table:table-cell>
          <table:table-cell office:value-type="string" calcext:value-type="string">
            <text:p>C110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9,U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Package_SO:SOP-4_3.8x4.1mm_P2.54mm</text:p>
          </table:table-cell>
          <table:table-cell office:value-type="string" calcext:value-type="string">
            <text:p>C66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110S</text:p>
          </table:table-cell>
          <table:table-cell office:value-type="string" calcext:value-type="string">
            <text:p>Package_SO:SOP-8_3.76x4.96mm_P1.27mm</text:p>
          </table:table-cell>
          <table:table-cell office:value-type="string" calcext:value-type="string">
            <text:p>C85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V05-4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C85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C94673</text:p>
          </table:table-cell>
          <table:table-cell table:number-columns-repeated="1017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EmergencyWake.A1:EmergencyWake.E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3T21:37:20.396843475</dc:date>
    <meta:editing-duration>PT6M29S</meta:editing-duration>
    <meta:editing-cycles>4</meta:editing-cycles>
    <meta:generator>LibreOffice/5.1.6.2$Linux_X86_64 LibreOffice_project/10m0$Build-2</meta:generator>
    <meta:document-statistic meta:table-count="1" meta:cell-count="180" meta:object-count="0"/>
  </office:meta>
</office:document-meta>
</file>